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egoe UI" svg:font-family="'Segoe UI'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 style:writing-mode="lr-tb"/>
    </style:style>
    <style:style style:name="T1" style:family="text">
      <style:text-properties fo:color="#090000" style:font-name="Calibri" fo:font-size="14pt" fo:language="fr" fo:country="FR" fo:font-weight="bold" style:font-name-asian="Calibri" style:font-size-asian="14pt" style:font-weight-asian="bold" style:font-name-complex="Calibri" style:font-size-complex="14pt" style:font-weight-complex="bold"/>
    </style:style>
    <style:style style:name="T2" style:family="text">
      <style:text-properties fo:color="#090000" style:font-name="Calibri" fo:font-size="14pt" fo:language="fr" fo:country="FR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" style:family="text">
      <style:text-properties fo:color="#090000" style:font-name="Calibri" fo:font-size="12pt" fo:language="fr" fo:country="FR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090000" style:font-name="Calibri" fo:font-size="12pt" fo:language="fr" fo:country="FR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" style:family="text">
      <style:text-properties fo:color="#090000" style:font-name="Calibri" fo:font-size="12pt" fo:language="fr" fo:country="FR" fo:font-style="normal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6" style:family="text">
      <style:text-properties fo:color="#808080" style:font-name="Calibri" fo:font-size="8pt" fo:language="fr" fo:country="FR" fo:font-style="italic" style:text-underline-style="none" fo:font-weight="bold" style:font-name-asian="Calibri" style:font-size-asian="8pt" style:font-style-asian="italic" style:font-weight-asian="bold" style:font-name-complex="Calibri" style:font-size-complex="8pt" style:font-style-complex="italic" style:font-weight-complex="bold"/>
    </style:style>
    <style:style style:name="T7" style:family="text">
      <style:text-properties style:use-window-font-color="true" style:font-name="Segoe UI" fo:font-size="8.5pt" fo:language="fr" fo:country="FR" fo:font-style="normal" style:text-underline-style="none" fo:font-weight="normal" style:font-name-asian="Segoe UI" style:font-size-asian="8.5pt" style:font-style-asian="normal" style:font-weight-asian="normal" style:font-name-complex="Segoe UI" style:font-size-complex="8.5pt" style:font-style-complex="normal" style:font-weight-complex="normal"/>
    </style:style>
    <style:style style:name="T8" style:family="text">
      <style:text-properties fo:color="#0000ff" style:font-name="Calibri" fo:font-size="12pt" fo:language="fr" fo:country="FR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9" style:family="text">
      <style:text-properties fo:color="#0000ff" style:font-name="Calibri" fo:font-size="12pt" fo:language="fr" fo:country="FR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lient = (</text:span><text:span text:style-name="T3">NClient</text:span><text:span text:style-name="T6"> INT</text:span><text:span text:style-name="T4">, PrenomClient</text:span><text:span text:style-name="T6"> VARCHAR(20)</text:span><text:span text:style-name="T4">, NomClient</text:span><text:span text:style-name="T6"> VARCHAR(20)</text:span><text:span text:style-name="T2">);</text:span></text:p>
      <text:p text:style-name="P1"><text:span text:style-name="T2">Commande = (</text:span><text:span text:style-name="T5">NCommande</text:span><text:span text:style-name="T6"> INT</text:span><text:span text:style-name="T4">, DateCommande</text:span><text:span text:style-name="T6"> DATE</text:span><text:span text:style-name="T4">, MontantCommande</text:span><text:span text:style-name="T6"> INT</text:span><text:span text:style-name="T8">, #NClient</text:span><text:span text:style-name="T2">);</text:span></text:p>
      <text:p text:style-name="P1"><text:span text:style-name="T2">Article = (</text:span><text:span text:style-name="T5">NArticle</text:span><text:span text:style-name="T6"> INT</text:span><text:span text:style-name="T4">, DesignationArticle</text:span><text:span text:style-name="T6"> VARCHAR(100)</text:span><text:span text:style-name="T4">, PUArticle</text:span><text:span text:style-name="T6"> INT</text:span><text:span text:style-name="T2">);</text:span></text:p>
      <text:p text:style-name="P1"><text:span text:style-name="T2">SeComposeDe = (</text:span><text:span text:style-name="T9">#NCommande, #NArticle</text:span><text:span text:style-name="T4">, Qte</text:span><text:span text:style-name="T6"> INT</text:span><text:span text:style-name="T4">, TauxTva</text:span><text:span text:style-name="T6"> INT</text:span><text:span text:style-name="T2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egoe UI" svg:font-family="'Segoe UI'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8M30S</meta:editing-duration>
    <meta:editing-cycles>3</meta:editing-cycles>
    <meta:generator>OpenOffice.org/3.2$Win32 OpenOffice.org_project/320m18$Build-9502</meta:generator>
    <dc:date>2021-04-08T13:40:35.84</dc:date>
    <meta:document-statistic meta:table-count="0" meta:image-count="0" meta:object-count="0" meta:page-count="1" meta:paragraph-count="4" meta:word-count="33" meta:character-count="282"/>
    <meta:user-defined meta:name="Info 1"/>
    <meta:user-defined meta:name="Info 2"/>
    <meta:user-defined meta:name="Info 3"/>
    <meta:user-defined meta:name="Info 4"/>
  </office:meta>
</office:document-meta>
</file>